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EFC000052C9000052C9602AD203.svg" manifest:media-type="image/svg+xml"/>
  <manifest:file-entry manifest:full-path="Pictures/10000001000002C3000002C39D009A0B.png" manifest:media-type="image/png"/>
  <manifest:file-entry manifest:full-path="Pictures/10000001000002C3000002C393F28703.png" manifest:media-type="image/png"/>
  <manifest:file-entry manifest:full-path="Pictures/1000000100000780000002533211FB46.png" manifest:media-type="image/png"/>
  <manifest:file-entry manifest:full-path="Pictures/10000001000002C3000002C35DDCFBA3.png" manifest:media-type="image/png"/>
  <manifest:file-entry manifest:full-path="Pictures/10000000000001F9000001BB6BDBC879.png" manifest:media-type="image/png"/>
  <manifest:file-entry manifest:full-path="Pictures/10000001000002C3000002C3211F3E09.png" manifest:media-type="image/png"/>
  <manifest:file-entry manifest:full-path="Pictures/10000001000002C3000002C3932C4A6B.png" manifest:media-type="image/png"/>
  <manifest:file-entry manifest:full-path="Pictures/10000366000052C9000052C969282D22.svg" manifest:media-type="image/svg+xml"/>
  <manifest:file-entry manifest:full-path="Pictures/10000001000002C3000002C396456B82.png" manifest:media-type="image/png"/>
  <manifest:file-entry manifest:full-path="Pictures/1000000100000B4000000708BE07AD1D.png" manifest:media-type="image/png"/>
  <manifest:file-entry manifest:full-path="Pictures/10001A7D0000F138000036DC10A48FFF.svg" manifest:media-type="image/svg+xml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88D000052AF000052AF57FAF6F9.svg" manifest:media-type="image/svg+xml"/>
  <manifest:file-entry manifest:full-path="Pictures/100013C600002A7A00000968607E3B84.svg" manifest:media-type="image/svg+xml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19B0000005B5AC86048.png" manifest:media-type="image/png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001000002C3000002C3C3F89ECF.png" manifest:media-type="image/png"/>
  <manifest:file-entry manifest:full-path="Pictures/10000001000005CA00000151056AC54B.png" manifest:media-type="image/png"/>
  <manifest:file-entry manifest:full-path="Pictures/100007E2000052C9000052C92ABABC79.svg" manifest:media-type="image/svg+xml"/>
  <manifest:file-entry manifest:full-path="Pictures/100002F7000052C9000052C97F05517F.svg" manifest:media-type="image/svg+xml"/>
  <manifest:file-entry manifest:full-path="Pictures/10000001000002C3000002C3FC499A9B.png" manifest:media-type="image/png"/>
  <manifest:file-entry manifest:full-path="Pictures/10000001000002AA0000026729AA0BBB.png" manifest:media-type="image/png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C0CE7D70.png" manifest:media-type="image/png"/>
  <manifest:file-entry manifest:full-path="Pictures/10000001000002C3000002C327536510.png" manifest:media-type="image/png"/>
  <manifest:file-entry manifest:full-path="Pictures/TablePreview1.svm" manifest:media-type=""/>
  <manifest:file-entry manifest:full-path="Pictures/100000010000019B0000005B12C72FF1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5AC8604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xml:id="id153" draw:id="id15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4" draw:id="id15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56" draw:id="id15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5" draw:id="id15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5AC86048.png" xlink:type="simple" xlink:show="embed" xlink:actuate="onLoad" draw:mime-type="image/png"/>
        </draw:frame>
        <draw:frame draw:style-name="gr1" draw:text-style-name="P1" xml:id="id157" draw:id="id15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custom-shape draw:style-name="gr6" draw:text-style-name="P1" xml:id="id162" draw:id="id16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7" draw:text-style-name="P3" xml:id="id163" draw:id="id16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4" draw:id="id16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5" draw:id="id16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onnector draw:style-name="gr8" draw:text-style-name="P1" xml:id="id159" draw:id="id15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0" draw:id="id16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1" draw:id="id16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58" draw:id="id15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66" draw:id="id16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67" text:id="id167" text:style-name="P6"><text:span text:style-name="T2">- The quick brown fox jumped over the lazy dog</text:span></text:p>
            <text:p xml:id="id168" text:id="id168" text:style-name="P7"><text:span text:style-name="T2">- 3.14</text:span></text:p>
            <text:p xml:id="id169" text:id="id16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0" draw:id="id17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1" draw:id="id17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2" draw:id="id17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3" draw:id="id17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4" draw:id="id17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5" draw:id="id17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76" draw:id="id17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77" draw:id="id17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78" draw:id="id17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79" draw:id="id17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0" draw:id="id18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1" draw:id="id18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82" draw:id="id18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3" draw:id="id18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frame draw:style-name="gr1" draw:text-style-name="P1" xml:id="id184" draw:id="id18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frame draw:style-name="gr26" draw:text-style-name="P24" xml:id="id185" draw:id="id18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86" draw:id="id18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frame draw:style-name="gr26" draw:text-style-name="P24" xml:id="id187" draw:id="id18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88" draw:id="id18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89" draw:id="id18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3" draw:id="id19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4" draw:id="id19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5" draw:id="id19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0" draw:id="id19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1" draw:id="id19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2" draw:id="id19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96" draw:id="id19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frame draw:style-name="gr1" draw:text-style-name="P1" xml:id="id197" draw:id="id19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frame draw:style-name="gr1" draw:text-style-name="P1" xml:id="id198" draw:id="id19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31" draw:text-style-name="P1" xml:id="id199" draw:id="id19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0" draw:id="id20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1" text:id="id201" text:style-name="P19"><text:span text:style-name="T10">Number of shards = 2</text:span></text:p>
          </draw:text-box>
        </draw:frame>
        <draw:custom-shape draw:style-name="gr32" draw:text-style-name="P1" xml:id="id204" draw:id="id20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5" draw:id="id20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g draw:style-name="gr33" xml:id="id206" draw:id="id20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g draw:style-name="gr33" xml:id="id207" draw:id="id20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frame draw:style-name="gr26" draw:text-style-name="P28" xml:id="id208" draw:id="id20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2" draw:id="id20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3" draw:id="id20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09" draw:id="id20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0" draw:id="id21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1" draw:id="id21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g draw:style-name="gr33" xml:id="id212" draw:id="id21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g draw:style-name="gr33" xml:id="id213" draw:id="id21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</draw:g>
        <draw:frame draw:style-name="gr26" draw:text-style-name="P28" xml:id="id214" draw:id="id21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17" draw:id="id21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8" draw:id="id21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C3F89EC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</draw:g>
        <draw:g draw:style-name="gr33" xml:id="id219" draw:id="id21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</draw:g>
        <draw:g draw:style-name="gr33" xml:id="id220" draw:id="id22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27536510.png" xlink:type="simple" xlink:show="embed" xlink:actuate="onLoad" draw:mime-type="image/png"/>
          </draw:frame>
        </draw:g>
        <draw:frame draw:style-name="gr26" draw:text-style-name="P28" xml:id="id221" draw:id="id22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5" draw:id="id21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16" draw:id="id21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2" draw:id="id22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2" draw:id="id23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3" draw:id="id23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3" draw:id="id22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41" draw:text-style-name="P36" xml:id="id224" draw:id="id22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5" draw:id="id22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26" draw:id="id22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27" draw:id="id22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28" draw:id="id22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29" draw:id="id22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0" draw:id="id23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4" draw:id="id23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48" draw:text-style-name="P32" xml:id="id231" draw:id="id23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5" draw:id="id23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36" draw:id="id23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frame draw:style-name="gr49" draw:text-style-name="P39" xml:id="id237" draw:id="id23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38" draw:id="id23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39" draw:id="id23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1" draw:id="id24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242" draw:id="id24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46" draw:id="id24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3" draw:id="id24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4" draw:id="id244" draw:layer="layout" svg:width="3.319cm" svg:height="1.563cm" svg:x="20.06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47" text:id="id24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5" text:id="id24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0" text:id="id24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48" draw:id="id24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frame draw:style-name="gr49" draw:text-style-name="P39" xml:id="id249" draw:id="id24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0" draw:id="id25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1" draw:id="id25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2" draw:id="id25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253" draw:id="id25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6" draw:id="id25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4" draw:id="id254" draw:layer="layout" svg:width="3.319cm" svg:height="1.563cm" svg:x="20.06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57" draw:id="id25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5" draw:id="id25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58" text:id="id258" text:style-name="P34"><text:span text:style-name="T18">Binary</text:span></text:p>
                <text:list>
                  <text:list-item>
                    <text:p xml:id="id259" text:id="id25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0" text:id="id260" text:style-name="P34"><text:span text:style-name="T10">Is not searchable and is not stored.</text:span></text:p>
                  </text:list-item>
                  <text:list-item>
                    <text:p xml:id="id261" text:id="id26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2" draw:id="id26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3" draw:id="id26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5" draw:id="id26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4" draw:id="id26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66" draw:id="id26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67" draw:id="id26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68" text:id="id268" text:style-name="P34"><text:span text:style-name="T18">Boolean </text:span><text:span text:style-name="T16">(True / False)</text:span></text:p>
              </text:list-item>
              <text:list-item>
                <text:p xml:id="id269" text:id="id269" text:style-name="P34"><text:span text:style-name="T18">Numbers </text:span><text:span text:style-name="T16">(long, integer, byte, short, etc)</text:span></text:p>
              </text:list-item>
              <text:list-item>
                <text:p xml:id="id270" text:id="id270" text:style-name="P34"><text:span text:style-name="T18">Dates</text:span></text:p>
              </text:list-item>
              <text:list-item>
                <text:p xml:id="id271" text:id="id27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2" text:id="id272" text:style-name="P34"><text:span text:style-name="T18">Object</text:span></text:p>
              </text:list-item>
            </text:list>
          </draw:text-box>
        </draw:frame>
        <draw:frame draw:style-name="gr1" draw:text-style-name="P1" xml:id="id273" draw:id="id27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274" draw:id="id27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5" text:id="id275" text:style-name="P19"><text:span text:style-name="T22">{</text:span></text:p>
            <text:p xml:id="id276" text:id="id276" text:style-name="P19"><text:span text:style-name="T22"><text:s text:c="4"/></text:span><text:span text:style-name="T22">"region": "US",</text:span></text:p>
            <text:p xml:id="id277" text:id="id277" text:style-name="P19"><text:span text:style-name="T22"><text:s text:c="4"/></text:span><text:span text:style-name="T22">"manager": {</text:span></text:p>
            <text:p xml:id="id278" text:id="id278" text:style-name="P19"><text:span text:style-name="T22"><text:s text:c="8"/></text:span><text:span text:style-name="T22">"age": 30,</text:span></text:p>
            <text:p xml:id="id279" text:id="id279" text:style-name="P19"><text:span text:style-name="T22"><text:s text:c="8"/></text:span><text:span text:style-name="T22">"name": {</text:span></text:p>
            <text:p xml:id="id280" text:id="id280" text:style-name="P19"><text:span text:style-name="T22"><text:s text:c="12"/></text:span><text:span text:style-name="T22">"first": "John",</text:span></text:p>
            <text:p xml:id="id281" text:id="id281" text:style-name="P19"><text:span text:style-name="T22"><text:s text:c="12"/></text:span><text:span text:style-name="T22">"last": "Smith"</text:span></text:p>
            <text:p xml:id="id282" text:id="id282" text:style-name="P19"><text:span text:style-name="T22"><text:s text:c="8"/></text:span><text:span text:style-name="T22">}</text:span></text:p>
            <text:p xml:id="id283" text:id="id283" text:style-name="P19"><text:span text:style-name="T22"><text:s text:c="4"/></text:span><text:span text:style-name="T22">}</text:span></text:p>
            <text:p xml:id="id284" text:id="id284" text:style-name="P45"><text:span text:style-name="T22">}</text:span></text:p>
          </draw:text-box>
        </draw:frame>
        <draw:custom-shape draw:style-name="gr69" draw:text-style-name="P32" xml:id="id285" draw:id="id28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87" text:id="id287" text:style-name="P19"><text:span text:style-name="T22">{</text:span></text:p>
            <text:p xml:id="id288" text:id="id288" text:style-name="P19"><text:span text:style-name="T23"><text:s text:c="4"/></text:span><text:span text:style-name="T23">"region</text:span><text:span text:style-name="T22">": "US",</text:span></text:p>
            <text:p xml:id="id289" text:id="id289" text:style-name="P19"><text:span text:style-name="T22"><text:s text:c="4"/></text:span><text:span text:style-name="T22">"manager.age": 30,</text:span></text:p>
            <text:p xml:id="id290" text:id="id290" text:style-name="P19"><text:span text:style-name="T22"><text:s text:c="4"/></text:span><text:span text:style-name="T22">"manager.name.first": "John",</text:span></text:p>
            <text:p xml:id="id291" text:id="id291" text:style-name="P19"><text:span text:style-name="T22"><text:s text:c="4"/></text:span><text:span text:style-name="T22">"manager.name.last": "Smith"</text:span></text:p>
            <text:p xml:id="id292" text:id="id29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86" text:id="id28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3" text:id="id293" text:style-name="P34"><text:span text:style-name="T18">Flattened</text:span></text:p>
                <text:list>
                  <text:list-item>
                    <text:p xml:id="id294" text:id="id294" text:style-name="P34"><text:span text:style-name="T16">Efficient for deeply nested JSON objects.</text:span></text:p>
                  </text:list-item>
                  <text:list-item>
                    <text:p xml:id="id295" text:id="id29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96" text:id="id296" text:style-name="P34"><text:span text:style-name="T18">Nested</text:span></text:p>
                <text:list>
                  <text:list-item>
                    <text:p xml:id="id297" text:id="id297" text:style-name="P34"><text:span text:style-name="T16">Cases where you have array of objects.</text:span></text:p>
                  </text:list-item>
                  <text:list-item>
                    <text:p xml:id="id298" text:id="id29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99" draw:id="id29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00" draw:id="id30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1" text:id="id301" text:style-name="P19"><text:span text:style-name="T24">{</text:span></text:p>
            <text:p xml:id="id302" text:id="id302" text:style-name="P19"><text:span text:style-name="T24"><text:s text:c="2"/></text:span><text:span text:style-name="T24">"group": "fans",</text:span></text:p>
            <text:p xml:id="id303" text:id="id303" text:style-name="P19"><text:span text:style-name="T24"><text:s text:c="2"/></text:span><text:span text:style-name="T24">"user": [</text:span></text:p>
            <text:p xml:id="id304" text:id="id304" text:style-name="P19"><text:span text:style-name="T24"><text:s text:c="6"/></text:span><text:span text:style-name="T24">{</text:span></text:p>
            <text:p xml:id="id305" text:id="id305" text:style-name="P19"><text:span text:style-name="T24"><text:s text:c="10"/></text:span><text:span text:style-name="T24">"first": "John",</text:span></text:p>
            <text:p xml:id="id306" text:id="id306" text:style-name="P19"><text:span text:style-name="T24"><text:s text:c="10"/></text:span><text:span text:style-name="T24">"last": "Smith"</text:span></text:p>
            <text:p xml:id="id307" text:id="id307" text:style-name="P19"><text:span text:style-name="T24"><text:s text:c="6"/></text:span><text:span text:style-name="T24">},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Alice",</text:span></text:p>
            <text:p xml:id="id310" text:id="id310" text:style-name="P19"><text:span text:style-name="T24"><text:s text:c="10"/></text:span><text:span text:style-name="T24">"last": "White"</text:span></text:p>
            <text:p xml:id="id311" text:id="id311" text:style-name="P19"><text:span text:style-name="T24"><text:s text:c="6"/></text:span><text:span text:style-name="T24">}</text:span></text:p>
            <text:p xml:id="id312" text:id="id312" text:style-name="P19"><text:span text:style-name="T24"><text:s text:c="2"/></text:span><text:span text:style-name="T24">]</text:span></text:p>
            <text:p xml:id="id313" text:id="id313" text:style-name="P19"><text:span text:style-name="T24">}</text:span></text:p>
          </draw:text-box>
        </draw:frame>
        <draw:custom-shape draw:style-name="gr69" draw:text-style-name="P32" xml:id="id314" draw:id="id31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5" draw:id="id31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1" draw:id="id32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2" draw:id="id32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16" text:id="id316" text:style-name="P19"><text:span text:style-name="T24">{</text:span></text:p>
            <text:p xml:id="id317" text:id="id317" text:style-name="P19"><text:span text:style-name="T24"><text:s text:c="2"/></text:span><text:span text:style-name="T24">"group" : "fans",</text:span></text:p>
            <text:p xml:id="id318" text:id="id318" text:style-name="P19"><text:span text:style-name="T24"><text:s text:c="2"/></text:span><text:span text:style-name="T24">"user.first" : [ "alice", "john" ],</text:span></text:p>
            <text:p xml:id="id319" text:id="id319" text:style-name="P19"><text:span text:style-name="T24"><text:s text:c="2"/></text:span><text:span text:style-name="T24">"user.last" : <text:s/>[ "smith", "white" ]</text:span></text:p>
            <text:p xml:id="id320" text:id="id32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3" text:id="id323" text:style-name="P34"><text:span text:style-name="T18">Text</text:span></text:p>
                <text:list>
                  <text:list-item>
                    <text:p xml:id="id324" text:id="id324" text:style-name="P34"><text:span text:style-name="T16">Used for full-text content.</text:span></text:p>
                  </text:list-item>
                  <text:list-item>
                    <text:p xml:id="id325" text:id="id32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26" draw:id="id32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83" draw:text-style-name="P36" xml:id="id327" draw:id="id32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28" draw:id="id32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29" draw:id="id32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0" draw:id="id33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1" draw:id="id33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2" draw:id="id33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3" draw:id="id33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5" draw:id="id33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6" draw:id="id33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37" text:id="id33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4" text:id="id33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38" text:id="id338" text:style-name="P34"><text:span text:style-name="T18">Completion</text:span></text:p>
              </text:list-item>
              <text:list-item>
                <text:p xml:id="id339" text:id="id339" text:style-name="P34"><text:span text:style-name="T18">Search as you type</text:span></text:p>
              </text:list-item>
              <text:list-item>
                <text:p xml:id="id340" text:id="id34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1" text:id="id341" text:style-name="P34"><text:span text:style-name="T18">Geo point</text:span></text:p>
              </text:list-item>
              <text:list-item>
                <text:p xml:id="id343" text:id="id343" text:style-name="P34"><text:span text:style-name="T18">Geo shape</text:span></text:p>
              </text:list-item>
              <text:list-item>
                <text:p xml:id="id347" text:id="id347" text:style-name="P34"><text:span text:style-name="T18">Point </text:span><text:span text:style-name="T16">(Cartesian point)</text:span></text:p>
              </text:list-item>
              <text:list-item>
                <text:p xml:id="id348" text:id="id34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2" draw:id="id34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4" draw:id="id34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5" draw:id="id34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46" draw:id="id34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2C72FF1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49" draw:id="id34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51" draw:id="id35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0" draw:id="id35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2" draw:id="id35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4" draw:id="id35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5" text:id="id35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56" text:id="id35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57" text:id="id35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58" draw:id="id35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59" draw:id="id35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30" draw:text-style-name="P30" xml:id="id361" draw:id="id36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2" draw:id="id36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3" draw:id="id36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0" text:id="id36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5AC86048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4" draw:id="id36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5" draw:id="id36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66" text:id="id36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211F3E09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30" draw:text-style-name="P30" xml:id="id367" draw:id="id36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C3F89ECF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8" draw:id="id36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0" draw:id="id37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2" draw:id="id37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3" text:id="id37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4" text:id="id37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5" text:id="id37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6" draw:id="id37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77" draw:id="id37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5AC86048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78" text:id="id37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79" draw:id="id37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0" draw:id="id38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1" text:id="id38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82" draw:id="id38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3" draw:id="id38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5" draw:id="id38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87" draw:id="id38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8" draw:id="id38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89" draw:id="id38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0" draw:id="id39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1" text:id="id39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5" draw:id="id39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396" draw:id="id39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93" draw:id="id39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7" draw:id="id39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398" draw:id="id39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399" draw:id="id39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0" draw:id="id40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1" text:id="id40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2" draw:id="id40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4" text:id="id40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3" draw:id="id40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06" draw:id="id40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407" draw:id="id40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08" draw:id="id40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09" draw:id="id40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0" draw:id="id41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1" draw:id="id41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16" text:id="id41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17" text:id="id417" text:style-name="P68"><text:span text:style-name="T14">Get the document.</text:span></text:p>
              </text:list-item>
              <text:list-item>
                <text:p xml:id="id418" text:id="id41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19" text:id="id41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4" draw:id="id41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5" draw:id="id41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2" draw:id="id41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3" draw:id="id41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5" text:id="id40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0" draw:id="id42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2" draw:id="id42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1" draw:id="id42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23" draw:id="id42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4" draw:id="id42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5" draw:id="id42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426" draw:id="id42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27" draw:id="id42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29" draw:id="id42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0" draw:id="id43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28" text:id="id428" text:style-name="P61"><text:span text:style-name="T10">id=1</text:span></text:p>
          </draw:text-box>
        </draw:frame>
        <draw:custom-shape draw:style-name="gr53" draw:text-style-name="P32" xml:id="id431" draw:id="id43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2" draw:id="id43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3" draw:id="id43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38" draw:id="id438" draw:layer="layout" svg:width="3.319cm" svg:height="1.563cm" svg:x="30.077cm" svg:y="22.436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9" draw:id="id43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5" text:id="id435" text:style-name="P66"><text:span text:style-name="T26">script = {</text:span></text:p>
            <text:p xml:id="id436" text:id="id436" text:style-name="P71"><text:span text:style-name="T26"><text:s text:c="4"/>“</text:span><text:span text:style-name="T26">book_id” = 2</text:span></text:p>
            <text:p xml:id="id437" text:id="id437" text:style-name="P66"><text:span text:style-name="T26">}</text:span></text:p>
          </draw:text-box>
        </draw:frame>
        <draw:custom-shape draw:style-name="gr53" draw:text-style-name="P32" xml:id="id441" draw:id="id44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4" draw:id="id43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0" draw:id="id44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2" draw:id="id44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4" draw:id="id44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445" draw:id="id44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46" draw:id="id44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47" draw:id="id44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48" draw:id="id44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49" draw:id="id44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4" text:id="id45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5" text:id="id455" text:style-name="P68"><text:span text:style-name="T14">Add the values you want to insert.</text:span></text:p>
              </text:list-item>
              <text:list-item>
                <text:p xml:id="id456" text:id="id45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2" draw:id="id45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3" draw:id="id45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0" draw:id="id45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1" draw:id="id45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3" text:id="id44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57" draw:id="id45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93F28703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58" draw:id="id45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59" draw:id="id45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460" draw:id="id46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1" draw:id="id46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2" draw:id="id46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3" draw:id="id46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4" draw:id="id46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5" draw:id="id46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66" text:id="id46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67" text:id="id46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5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5" draw:id="id47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76" draw:id="id47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77" text:id="id477" text:style-name="P66"><text:span text:style-name="T14">index</text:span></text:p>
              </text:list-item>
              <text:list-item>
                <text:p xml:id="id478" text:id="id47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79" text:id="id479" text:style-name="P66"><text:span text:style-name="T14">update</text:span></text:p>
              </text:list-item>
              <text:list-item>
                <text:p xml:id="id480" text:id="id480" text:style-name="P66"><text:span text:style-name="T14">delete</text:span></text:p>
              </text:list-item>
            </text:list>
          </draw:text-box>
        </draw:frame>
        <draw:connector draw:style-name="gr133" draw:text-style-name="P1" xml:id="id481" draw:id="id48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68" text:id="id468" text:style-name="P25"><text:span text:style-name="T10">action and metadata</text:span><text:span text:style-name="T11">\n</text:span></text:p>
                <text:list>
                  <text:list-item>
                    <text:p xml:id="id469" text:id="id46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0" text:id="id470" text:style-name="P71"><text:span text:style-name="T10">action and metadata</text:span><text:span text:style-name="T11">\n</text:span></text:p>
                <text:list>
                  <text:list-item>
                    <text:p xml:id="id471" text:id="id47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2" text:id="id472" text:style-name="P71"><text:span text:style-name="T10">…</text:span></text:p>
              </text:list-item>
              <text:list-item>
                <text:p xml:id="id473" text:id="id473" text:style-name="P71"><text:span text:style-name="T10">action and metadata</text:span><text:span text:style-name="T11">\n</text:span></text:p>
                <text:list>
                  <text:list-item>
                    <text:p xml:id="id474" text:id="id47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2" text:id="id482" text:style-name="P66"><text:span text:style-name="T14">🛈 </text:span><text:span text:style-name="T14">The source is required for:</text:span></text:p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index</text:span></text:p>
              </text:list-item>
              <text:list-item>
                <text:p xml:id="id485" text:id="id48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86" text:id="id486"><text:span text:style-name="T28">response = es.</text:span><text:span text:style-name="T29">bulk</text:span><text:span text:style-name="T28">(</text:span></text:p>
            <text:p xml:id="id488" text:id="id488"><text:span text:style-name="T28"><text:s text:c="4"/></text:span><text:span text:style-name="T29">operations</text:span><text:span text:style-name="T28">=[</text:span></text:p>
            <text:p xml:id="id494" text:id="id494"><text:span text:style-name="T28"><text:s text:c="8"/></text:span><text:span text:style-name="T29">{</text:span></text:p>
            <text:p xml:id="id495" text:id="id495"><text:span text:style-name="T28"><text:s text:c="12"/></text:span><text:span text:style-name="T28">"</text:span><text:span text:style-name="T29">index</text:span><text:span text:style-name="T28">": {</text:span></text:p>
            <text:p xml:id="id496" text:id="id496"><text:span text:style-name="T28"><text:s text:c="16"/></text:span><text:span text:style-name="T28">"_index": "test",</text:span></text:p>
            <text:p xml:id="id497" text:id="id497"><text:span text:style-name="T28"><text:s text:c="16"/></text:span><text:span text:style-name="T28">"_id": "1"</text:span></text:p>
            <text:p xml:id="id498" text:id="id498"><text:span text:style-name="T28"><text:s text:c="12"/></text:span><text:span text:style-name="T28">}</text:span></text:p>
            <text:p xml:id="id499" text:id="id499"><text:span text:style-name="T28"><text:s text:c="8"/></text:span><text:span text:style-name="T29">}</text:span><text:span text:style-name="T28">,</text:span></text:p>
            <text:p xml:id="id501" text:id="id501"><text:span text:style-name="T28"><text:s text:c="8"/></text:span><text:span text:style-name="T29">{</text:span></text:p>
            <text:p xml:id="id502" text:id="id502"><text:span text:style-name="T28"><text:s text:c="12"/></text:span><text:span text:style-name="T28">"field1": "value1"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</text:span><text:span text:style-name="T29">delete</text:span><text:span text:style-name="T28">": {</text:span></text:p>
            <text:p xml:id="id507" text:id="id507"><text:span text:style-name="T28"><text:s text:c="16"/></text:span><text:span text:style-name="T28">"_index": "test",</text:span></text:p>
            <text:p xml:id="id508" text:id="id508"><text:span text:style-name="T28"><text:s text:c="16"/></text:span><text:span text:style-name="T28">"_id": "2"</text:span></text:p>
            <text:p xml:id="id509" text:id="id509"><text:span text:style-name="T28"><text:s text:c="12"/></text:span><text:span text:style-name="T28">}</text:span></text:p>
            <text:p xml:id="id510" text:id="id510"><text:span text:style-name="T28"><text:s text:c="8"/></text:span><text:span text:style-name="T29">}</text:span><text:span text:style-name="T28">,</text:span></text:p>
            <text:p xml:id="id511" text:id="id511"><text:span text:style-name="T28"><text:s text:c="8"/></text:span><text:span text:style-name="T29">{</text:span></text:p>
            <text:p xml:id="id512" text:id="id512"><text:span text:style-name="T28"><text:s text:c="12"/></text:span><text:span text:style-name="T28">"</text:span><text:span text:style-name="T29">create</text:span><text:span text:style-name="T28">": {</text:span></text:p>
            <text:p xml:id="id513" text:id="id513"><text:span text:style-name="T28"><text:s text:c="16"/></text:span><text:span text:style-name="T28">"_index": "test",</text:span></text:p>
            <text:p xml:id="id514" text:id="id514"><text:span text:style-name="T28"><text:s text:c="16"/></text:span><text:span text:style-name="T28">"_id": "3"</text:span></text:p>
            <text:p xml:id="id515" text:id="id515"><text:span text:style-name="T28"><text:s text:c="12"/></text:span><text:span text:style-name="T28">}</text:span></text:p>
            <text:p xml:id="id516" text:id="id516"><text:span text:style-name="T28"><text:s text:c="8"/></text:span><text:span text:style-name="T29">}</text:span><text:span text:style-name="T28">,</text:span></text:p>
            <text:p xml:id="id518" text:id="id518"><text:span text:style-name="T28"><text:s text:c="8"/></text:span><text:span text:style-name="T29">{</text:span></text:p>
            <text:p xml:id="id519" text:id="id519"><text:span text:style-name="T28"><text:s text:c="12"/></text:span><text:span text:style-name="T28">"field1": "value3"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</text:span><text:span text:style-name="T29">update</text:span><text:span text:style-name="T28">": {</text:span></text:p>
            <text:p xml:id="id524" text:id="id524"><text:span text:style-name="T28"><text:s text:c="16"/></text:span><text:span text:style-name="T28">"_id": "1",</text:span></text:p>
            <text:p xml:id="id525" text:id="id525"><text:span text:style-name="T28"><text:s text:c="16"/></text:span><text:span text:style-name="T28">"_index": "test"</text:span></text:p>
            <text:p xml:id="id526" text:id="id526"><text:span text:style-name="T28"><text:s text:c="12"/></text:span><text:span text:style-name="T28">}</text:span></text:p>
            <text:p xml:id="id527" text:id="id527"><text:span text:style-name="T28"><text:s text:c="8"/></text:span><text:span text:style-name="T29">}</text:span><text:span text:style-name="T28">,</text:span></text:p>
            <text:p xml:id="id529" text:id="id529"><text:span text:style-name="T28"><text:s text:c="8"/></text:span><text:span text:style-name="T29">{</text:span></text:p>
            <text:p xml:id="id530" text:id="id530"><text:span text:style-name="T28"><text:s text:c="12"/></text:span><text:span text:style-name="T28">"doc": {</text:span></text:p>
            <text:p xml:id="id531" text:id="id531"><text:span text:style-name="T28"><text:s text:c="16"/></text:span><text:span text:style-name="T28">"field2": "value2"</text:span></text:p>
            <text:p xml:id="id532" text:id="id532"><text:span text:style-name="T28"><text:s text:c="12"/></text:span><text:span text:style-name="T28">}</text:span></text:p>
            <text:p xml:id="id533" text:id="id533"><text:span text:style-name="T28"><text:s text:c="8"/></text:span><text:span text:style-name="T29">}</text:span></text:p>
            <text:p xml:id="id489" text:id="id489"><text:span text:style-name="T28"><text:s text:c="4"/></text:span><text:span text:style-name="T28">],</text:span></text:p>
            <text:p xml:id="id487" text:id="id48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0" draw:id="id500" draw:layer="layout" svg:width="0cm" svg:height="3.724cm" svg:x="3.06cm" svg:y="6.806cm" svg:viewBox="0 0 0 3725" draw:points="0,0 0,3725">
          <text:p/>
        </draw:polyline>
        <draw:frame draw:style-name="gr144" draw:text-style-name="P77" xml:id="id490" draw:id="id49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4" draw:id="id504" draw:layer="layout" svg:width="0cm" svg:height="1.881cm" svg:x="3.06cm" svg:y="10.531cm" svg:viewBox="0 0 0 1882" draw:points="0,0 0,1882">
          <text:p/>
        </draw:polyline>
        <draw:polyline draw:style-name="gr143" draw:text-style-name="P1" xml:id="id517" draw:id="id517" draw:layer="layout" svg:width="0cm" svg:height="7.52cm" svg:x="3.06cm" svg:y="12.413cm" svg:viewBox="0 0 0 7521" draw:points="0,0 0,7521">
          <text:p/>
        </draw:polyline>
        <draw:polyline draw:style-name="gr145" draw:text-style-name="P1" xml:id="id521" draw:id="id521" draw:layer="layout" svg:width="0cm" svg:height="1.866cm" svg:x="3.06cm" svg:y="19.934cm" svg:viewBox="0 0 0 1867" draw:points="0,0 0,1867">
          <text:p/>
        </draw:polyline>
        <draw:polyline draw:style-name="gr143" draw:text-style-name="P1" xml:id="id528" draw:id="id528" draw:layer="layout" svg:width="0cm" svg:height="3.756cm" svg:x="3.06cm" svg:y="21.801cm" svg:viewBox="0 0 0 3757" draw:points="0,0 0,3757">
          <text:p/>
        </draw:polyline>
        <draw:polyline draw:style-name="gr145" draw:text-style-name="P1" xml:id="id534" draw:id="id534" draw:layer="layout" svg:width="0cm" svg:height="3.168cm" svg:x="3.06cm" svg:y="25.558cm" svg:viewBox="0 0 0 3169" draw:points="0,0 0,3169">
          <text:p/>
        </draw:polyline>
        <draw:frame draw:style-name="gr144" draw:text-style-name="P77" xml:id="id491" draw:id="id49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2" draw:id="id492" draw:layer="layout" svg:width="0cm" svg:height="1.165cm" svg:x="13.181cm" svg:y="27.032cm" svg:viewBox="0 0 0 1166" draw:points="0,0 0,1166">
          <text:p/>
        </draw:polyline>
        <draw:polyline draw:style-name="gr143" draw:text-style-name="P1" xml:id="id493" draw:id="id49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5" text:id="id535" text:style-name="P66"><text:span text:style-name="T14">🛈 </text:span><text:span text:style-name="T14">The source is required for:</text:span></text:p>
            <text:list text:style-name="L1">
              <text:list-item>
                <text:p xml:id="id536" text:id="id536" text:style-name="P66"><text:span text:style-name="T14">update</text:span></text:p>
              </text:list-item>
              <text:list-item>
                <text:p xml:id="id537" text:id="id537" text:style-name="P66"><text:span text:style-name="T14">index</text:span></text:p>
              </text:list-item>
              <text:list-item>
                <text:p xml:id="id538" text:id="id53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39" draw:id="id53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93F28703.png" xlink:type="simple" xlink:show="embed" xlink:actuate="onLoad" draw:mime-type="image/png"/>
        </draw:frame>
        <draw:frame draw:style-name="gr49" draw:text-style-name="P39" xml:id="id540" draw:id="id54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541" draw:id="id54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27536510.png" xlink:type="simple" xlink:show="embed" xlink:actuate="onLoad" draw:mime-type="image/png"/>
        </draw:frame>
        <draw:custom-shape draw:style-name="gr30" draw:text-style-name="P30" xml:id="id542" draw:id="id54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3" draw:id="id54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4" draw:id="id54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47" text:id="id547" text:style-name="P59"><text:span text:style-name="T14">You use the search API to build:</text:span></text:p>
          </draw:text-box>
        </draw:frame>
        <draw:frame draw:style-name="gr90" draw:text-style-name="P62" xml:id="id545" draw:id="id54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46" draw:id="id54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48" text:id="id548" text:style-name="P66"><text:span text:style-name="T14">Search engines</text:span></text:p>
              </text:list-item>
              <text:list-item>
                <text:p xml:id="id549" text:id="id549" text:style-name="P66"><text:span text:style-name="T14">Recommendation systems</text:span></text:p>
              </text:list-item>
              <text:list-item>
                <text:p xml:id="id550" text:id="id55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1" text:id="id551" text:style-name="P78"><text:span text:style-name="T14">Log data analysis</text:span></text:p>
              </text:list-item>
              <text:list-item>
                <text:p xml:id="id552" text:id="id55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3" draw:id="id55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4" draw:id="id55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5" text:id="id555" text:style-name="P79"><text:span text:style-name="T14">my_index</text:span></text:p>
              </text:list-item>
              <text:list-item>
                <text:p xml:id="id556" text:id="id556" text:style-name="P80"><text:span text:style-name="T14">index_1,my_index</text:span></text:p>
              </text:list-item>
              <text:list-item>
                <text:p xml:id="id557" text:id="id557" text:style-name="P80"><text:span text:style-name="T14">index*</text:span></text:p>
              </text:list-item>
              <text:list-item>
                <text:p xml:id="id558" text:id="id55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59" draw:id="id55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0" text:id="id560" text:style-name="P79"><text:span text:style-name="T14">Use it for simple searches.</text:span></text:p>
              </text:list-item>
              <text:list-item>
                <text:p xml:id="id561" text:id="id561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2" draw:id="id56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3" text:id="id563" text:style-name="P79"><text:span text:style-name="T14">Use it for complex, structured queries.</text:span></text:p>
              </text:list-item>
              <text:list-item>
                <text:p xml:id="id564" text:id="id564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65" text:id="id565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66" draw:id="id56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68" text:id="id568" text:style-name="P82"><text:span text:style-name="T25">Timeout</text:span><text:span text:style-name="T14">:</text:span></text:p>
                <text:list>
                  <text:list-item>
                    <text:p xml:id="id569" text:id="id569" text:style-name="P82"><text:span text:style-name="T14">The maximum time to wait for a search request to complete.</text:span></text:p>
                  </text:list-item>
                  <text:list-item>
                    <text:p xml:id="id570" text:id="id570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1" text:id="id571" text:style-name="P82"><text:span text:style-name="T25">Size</text:span><text:span text:style-name="T14">:</text:span></text:p>
                <text:list>
                  <text:list-item>
                    <text:p xml:id="id572" text:id="id572" text:style-name="P82"><text:span text:style-name="T14">Defines the number of hits (documents) to return.</text:span></text:p>
                  </text:list-item>
                  <text:list-item>
                    <text:p xml:id="id573" text:id="id573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67" draw:id="id56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74" text:id="id574" text:style-name="P82"><text:span text:style-name="T25">from</text:span><text:span text:style-name="T14">:</text:span></text:p>
                <text:list>
                  <text:list-item>
                    <text:p xml:id="id575" text:id="id575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76" text:id="id576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7" draw:id="id57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78" draw:id="id57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79" draw:id="id57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80" text:id="id580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81" text:id="id581" text:style-name="P43"><text:span text:style-name="T14">Query DSL is used to create complex, structured queries.</text:span></text:p>
            <text:p xml:id="id582" text:id="id582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83" text:id="id583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84" text:id="id584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85" text:id="id585" text:style-name="P43"><text:span text:style-name="T25">Leaf clauses</text:span></text:p>
            <text:list text:style-name="L7">
              <text:list-item>
                <text:p xml:id="id586" text:id="id586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87" text:id="id587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88" text:id="id588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89" text:id="id58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590" text:id="id590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2" text:id="id592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593" text:id="id593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594" text:id="id594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596" text:id="id596" text:style-name="P43"><text:span text:style-name="T14">response = es.</text:span><text:span text:style-name="T25">search</text:span><text:span text:style-name="T14">(</text:span></text:p>
            <text:p xml:id="id598" text:id="id598" text:style-name="P43"><text:span text:style-name="T14"><text:s text:c="4"/></text:span><text:span text:style-name="T25">index</text:span><text:span text:style-name="T14">="my_index",</text:span></text:p>
            <text:p xml:id="id599" text:id="id599" text:style-name="P43"><text:span text:style-name="T14"><text:s text:c="4"/></text:span><text:span text:style-name="T25">body</text:span><text:span text:style-name="T14">={</text:span></text:p>
            <text:p xml:id="id601" text:id="id601" text:style-name="P43"><text:span text:style-name="T14"><text:s text:c="8"/></text:span><text:span text:style-name="T14">"</text:span><text:span text:style-name="T25">query</text:span><text:span text:style-name="T14">": {</text:span></text:p>
            <text:p xml:id="id602" text:id="id602" text:style-name="P43"><text:span text:style-name="T14"><text:s text:c="12"/></text:span><text:span text:style-name="T14">"</text:span><text:span text:style-name="T25">match</text:span><text:span text:style-name="T14">": {</text:span></text:p>
            <text:p xml:id="id603" text:id="id603" text:style-name="P43"><text:span text:style-name="T14"><text:s text:c="16"/></text:span><text:span text:style-name="T14">"description": "A description."</text:span></text:p>
            <text:p xml:id="id604" text:id="id604" text:style-name="P43"><text:span text:style-name="T14"><text:s text:c="12"/></text:span><text:span text:style-name="T14">}</text:span></text:p>
            <text:p xml:id="id605" text:id="id605" text:style-name="P43"><text:span text:style-name="T14"><text:s text:c="8"/></text:span><text:span text:style-name="T14">}</text:span></text:p>
            <text:p xml:id="id600" text:id="id600" text:style-name="P43"><text:span text:style-name="T14"><text:s text:c="4"/></text:span><text:span text:style-name="T14">}</text:span></text:p>
            <text:p xml:id="id597" text:id="id59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06" text:id="id606" text:style-name="P43"><text:span text:style-name="T14">response = es.</text:span><text:span text:style-name="T25">search</text:span><text:span text:style-name="T14">(</text:span></text:p>
            <text:p xml:id="id608" text:id="id608" text:style-name="P43"><text:span text:style-name="T14"><text:s text:c="4"/></text:span><text:span text:style-name="T25">index</text:span><text:span text:style-name="T14">="my_index",</text:span></text:p>
            <text:p xml:id="id609" text:id="id609" text:style-name="P43"><text:span text:style-name="T14"><text:s text:c="4"/></text:span><text:span text:style-name="T25">body</text:span><text:span text:style-name="T14">={</text:span></text:p>
            <text:p xml:id="id610" text:id="id610" text:style-name="P43"><text:span text:style-name="T14"><text:s text:c="8"/></text:span><text:span text:style-name="T14">"</text:span><text:span text:style-name="T25">query</text:span><text:span text:style-name="T14">": {</text:span></text:p>
            <text:p xml:id="id611" text:id="id611" text:style-name="P43"><text:span text:style-name="T14"><text:s text:c="12"/></text:span><text:span text:style-name="T14">"</text:span><text:span text:style-name="T25">term</text:span><text:span text:style-name="T14">": {</text:span></text:p>
            <text:p xml:id="id612" text:id="id612" text:style-name="P43"><text:span text:style-name="T14"><text:s text:c="16"/></text:span><text:span text:style-name="T14">"product_id": "PRODUCT_12345"</text:span></text:p>
            <text:p xml:id="id613" text:id="id613" text:style-name="P43"><text:span text:style-name="T14"><text:s text:c="12"/></text:span><text:span text:style-name="T14">}</text:span></text:p>
            <text:p xml:id="id614" text:id="id614" text:style-name="P43"><text:span text:style-name="T14"><text:s text:c="8"/></text:span><text:span text:style-name="T14">}</text:span></text:p>
            <text:p xml:id="id615" text:id="id615" text:style-name="P43"><text:span text:style-name="T14"><text:s text:c="4"/></text:span><text:span text:style-name="T14">}</text:span></text:p>
            <text:p xml:id="id607" text:id="id60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16" text:id="id616" text:style-name="P71"><text:span text:style-name="T14">response = es.</text:span><text:span text:style-name="T25">search</text:span><text:span text:style-name="T14">(</text:span></text:p>
            <text:p xml:id="id618" text:id="id618" text:style-name="P71"><text:span text:style-name="T14"><text:s text:c="4"/></text:span><text:span text:style-name="T25">index</text:span><text:span text:style-name="T14">="my_index",</text:span></text:p>
            <text:p xml:id="id619" text:id="id619" text:style-name="P71"><text:span text:style-name="T14"><text:s text:c="4"/></text:span><text:span text:style-name="T25">body</text:span><text:span text:style-name="T14">={</text:span></text:p>
            <text:p xml:id="id620" text:id="id620" text:style-name="P71"><text:span text:style-name="T14"><text:s text:c="8"/></text:span><text:span text:style-name="T14">"</text:span><text:span text:style-name="T25">query</text:span><text:span text:style-name="T14">": {</text:span></text:p>
            <text:p xml:id="id621" text:id="id621" text:style-name="P71"><text:span text:style-name="T14"><text:s text:c="12"/></text:span><text:span text:style-name="T14">"</text:span><text:span text:style-name="T25">range</text:span><text:span text:style-name="T14">": {</text:span></text:p>
            <text:p xml:id="id622" text:id="id622" text:style-name="P71"><text:span text:style-name="T14"><text:s text:c="16"/></text:span><text:span text:style-name="T14">"publication_date":</text:span></text:p>
            <text:p xml:id="id623" text:id="id623" text:style-name="P71"><text:span text:style-name="T14"><text:s text:c="20"/></text:span><text:span text:style-name="T14">{</text:span></text:p>
            <text:p xml:id="id624" text:id="id624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25" text:id="id625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26" text:id="id626" text:style-name="P71"><text:span text:style-name="T14"><text:s text:c="20"/></text:span><text:span text:style-name="T14">}</text:span></text:p>
            <text:p xml:id="id627" text:id="id627" text:style-name="P71"><text:span text:style-name="T14"><text:s text:c="16"/></text:span><text:span text:style-name="T14">}</text:span></text:p>
            <text:p xml:id="id628" text:id="id628" text:style-name="P71"><text:span text:style-name="T14"><text:s text:c="12"/></text:span><text:span text:style-name="T14">}</text:span></text:p>
            <text:p xml:id="id629" text:id="id629" text:style-name="P71"><text:span text:style-name="T14"><text:s text:c="8"/></text:span><text:span text:style-name="T14">}</text:span></text:p>
            <text:p xml:id="id630" text:id="id630" text:style-name="P71"><text:span text:style-name="T14"><text:s text:c="4"/></text:span><text:span text:style-name="T14">}</text:span></text:p>
            <text:p xml:id="id617" text:id="id617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31" text:id="id631" text:style-name="P43"><text:span text:style-name="T25">Compound clauses</text:span></text:p>
            <text:list text:style-name="L1">
              <text:list-item>
                <text:p xml:id="id632" text:id="id632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33" text:id="id633" text:style-name="P43"><text:span text:style-name="T14">Combines multiple queries using boolean logic:</text:span></text:p>
                    <text:list>
                      <text:list-item>
                        <text:p xml:id="id634" text:id="id634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35" text:id="id635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36" text:id="id636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38" text:id="id638" text:style-name="P45"><text:span text:style-name="T33"><text:s text:c="4"/></text:span><text:span text:style-name="T33">"</text:span><text:span text:style-name="T34">query</text:span><text:span text:style-name="T33">": {</text:span></text:p>
            <text:p xml:id="id640" text:id="id640" text:style-name="P45"><text:span text:style-name="T33"><text:s text:c="8"/></text:span><text:span text:style-name="T33">"</text:span><text:span text:style-name="T34">bool</text:span><text:span text:style-name="T33">": {</text:span></text:p>
            <text:p xml:id="id642" text:id="id642" text:style-name="P45"><text:span text:style-name="T33"><text:s text:c="12"/></text:span><text:span text:style-name="T33">"</text:span><text:span text:style-name="T34">must</text:span><text:span text:style-name="T33">": [</text:span></text:p>
            <text:p xml:id="id643" text:id="id643" text:style-name="P45"><text:span text:style-name="T33"><text:s text:c="16"/></text:span><text:span text:style-name="T33">{</text:span></text:p>
            <text:p xml:id="id644" text:id="id644" text:style-name="P45"><text:span text:style-name="T33"><text:s text:c="20"/></text:span><text:span text:style-name="T33">"</text:span><text:span text:style-name="T34">match</text:span><text:span text:style-name="T33">": {</text:span></text:p>
            <text:p xml:id="id645" text:id="id645" text:style-name="P45"><text:span text:style-name="T33"><text:s text:c="24"/></text:span><text:span text:style-name="T33">"title": "Elasticsearch"</text:span></text:p>
            <text:p xml:id="id646" text:id="id646" text:style-name="P45"><text:span text:style-name="T33"><text:s text:c="20"/></text:span><text:span text:style-name="T33">}</text:span></text:p>
            <text:p xml:id="id647" text:id="id647" text:style-name="P45"><text:span text:style-name="T33"><text:s text:c="16"/></text:span><text:span text:style-name="T33">}</text:span></text:p>
            <text:p xml:id="id648" text:id="id648" text:style-name="P45"><text:span text:style-name="T33"><text:s text:c="12"/></text:span><text:span text:style-name="T33">],</text:span></text:p>
            <text:p xml:id="id649" text:id="id649" text:style-name="P45"><text:span text:style-name="T33"><text:s text:c="12"/></text:span><text:span text:style-name="T33">"</text:span><text:span text:style-name="T34">filter</text:span><text:span text:style-name="T33">": [</text:span></text:p>
            <text:p xml:id="id650" text:id="id650" text:style-name="P45"><text:span text:style-name="T33"><text:s text:c="16"/></text:span><text:span text:style-name="T33">{</text:span></text:p>
            <text:p xml:id="id651" text:id="id651" text:style-name="P45"><text:span text:style-name="T33"><text:s text:c="20"/></text:span><text:span text:style-name="T33">"</text:span><text:span text:style-name="T34">term</text:span><text:span text:style-name="T33">": {</text:span></text:p>
            <text:p xml:id="id652" text:id="id652" text:style-name="P45"><text:span text:style-name="T33"><text:s text:c="24"/></text:span><text:span text:style-name="T33">"status": "published"</text:span></text:p>
            <text:p xml:id="id653" text:id="id653" text:style-name="P45"><text:span text:style-name="T33"><text:s text:c="20"/></text:span><text:span text:style-name="T33">}</text:span></text:p>
            <text:p xml:id="id654" text:id="id654" text:style-name="P45"><text:span text:style-name="T33"><text:s text:c="16"/></text:span><text:span text:style-name="T33">}</text:span></text:p>
            <text:p xml:id="id655" text:id="id655" text:style-name="P45"><text:span text:style-name="T33"><text:s text:c="12"/></text:span><text:span text:style-name="T33">],</text:span></text:p>
            <text:p xml:id="id656" text:id="id656" text:style-name="P45"><text:span text:style-name="T33"><text:s text:c="12"/></text:span><text:span text:style-name="T33">"</text:span><text:span text:style-name="T34">should</text:span><text:span text:style-name="T33">": [</text:span></text:p>
            <text:p xml:id="id657" text:id="id657" text:style-name="P45"><text:span text:style-name="T33"><text:s text:c="16"/></text:span><text:span text:style-name="T33">{</text:span></text:p>
            <text:p xml:id="id658" text:id="id658" text:style-name="P45"><text:span text:style-name="T33"><text:s text:c="20"/></text:span><text:span text:style-name="T33">"</text:span><text:span text:style-name="T34">match</text:span><text:span text:style-name="T33">": {</text:span></text:p>
            <text:p xml:id="id659" text:id="id659" text:style-name="P45"><text:span text:style-name="T33"><text:s text:c="24"/></text:span><text:span text:style-name="T33">"tags": "search"</text:span></text:p>
            <text:p xml:id="id660" text:id="id660" text:style-name="P45"><text:span text:style-name="T33"><text:s text:c="20"/></text:span><text:span text:style-name="T33">}</text:span></text:p>
            <text:p xml:id="id661" text:id="id661" text:style-name="P45"><text:span text:style-name="T33"><text:s text:c="16"/></text:span><text:span text:style-name="T33">}</text:span></text:p>
            <text:p xml:id="id662" text:id="id662" text:style-name="P45"><text:span text:style-name="T33"><text:s text:c="12"/></text:span><text:span text:style-name="T33">],</text:span></text:p>
            <text:p xml:id="id663" text:id="id663" text:style-name="P45"><text:span text:style-name="T33"><text:s text:c="12"/></text:span><text:span text:style-name="T33">"</text:span><text:span text:style-name="T34">must_not</text:span><text:span text:style-name="T33">": [</text:span></text:p>
            <text:p xml:id="id664" text:id="id664" text:style-name="P45"><text:span text:style-name="T33"><text:s text:c="16"/></text:span><text:span text:style-name="T33">{</text:span></text:p>
            <text:p xml:id="id665" text:id="id665" text:style-name="P45"><text:span text:style-name="T33"><text:s text:c="20"/></text:span><text:span text:style-name="T33">"</text:span><text:span text:style-name="T34">term</text:span><text:span text:style-name="T33">": {</text:span></text:p>
            <text:p xml:id="id666" text:id="id666" text:style-name="P45"><text:span text:style-name="T33"><text:s text:c="24"/></text:span><text:span text:style-name="T33">"deleted": True</text:span></text:p>
            <text:p xml:id="id667" text:id="id667" text:style-name="P45"><text:span text:style-name="T33"><text:s text:c="20"/></text:span><text:span text:style-name="T33">}</text:span></text:p>
            <text:p xml:id="id668" text:id="id668" text:style-name="P45"><text:span text:style-name="T33"><text:s text:c="16"/></text:span><text:span text:style-name="T33">}</text:span></text:p>
            <text:p xml:id="id669" text:id="id669" text:style-name="P45"><text:span text:style-name="T33"><text:s text:c="12"/></text:span><text:span text:style-name="T33">]</text:span></text:p>
            <text:p xml:id="id641" text:id="id641" text:style-name="P45"><text:span text:style-name="T33"><text:s text:c="8"/></text:span><text:span text:style-name="T33">}</text:span></text:p>
            <text:p xml:id="id639" text:id="id639" text:style-name="P45"><text:span text:style-name="T33"><text:s text:c="4"/></text:span><text:span text:style-name="T33">}</text:span></text:p>
            <text:p xml:id="id637" text:id="id637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70" text:id="id670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1" text:id="id671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9D009A0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72" text:id="id672" text:style-name="P43"><text:span text:style-name="T14">Controls how many search results are returned.</text:span></text:p>
              </text:list-item>
              <text:list-item>
                <text:p xml:id="id673" text:id="id673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74" text:id="id674" text:style-name="P43"><text:span text:style-name="T14">Used for pagination.</text:span></text:p>
              </text:list-item>
              <text:list-item>
                <text:p xml:id="id675" text:id="id675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76" text:id="id676" text:style-name="P43"><text:span text:style-name="T14">Performs calculation on the data</text:span></text:p>
              </text:list-item>
              <text:list-item>
                <text:p xml:id="id677" text:id="id677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81" draw:id="id681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78" text:id="id678" text:style-name="P43"><text:span text:style-name="T31">Stores dense vectors of numeric values.</text:span></text:p>
              </text:list-item>
              <text:list-item>
                <text:p xml:id="id680" text:id="id680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82" text:id="id682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83" text:id="id683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86" text:id="id686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689" text:id="id689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79" draw:id="id679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87" draw:id="id687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88" draw:id="id688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84" draw:id="id684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85" draw:id="id685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2C72FF1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690" text:id="id690" text:style-name="P94"><text:span text:style-name="T31">response = client.</text:span><text:span text:style-name="T25">index</text:span><text:span text:style-name="T31">(</text:span></text:p>
            <text:p xml:id="id692" text:id="id692" text:style-name="P94"><text:span text:style-name="T31"><text:s text:c="4"/></text:span><text:span text:style-name="T25">index</text:span><text:span text:style-name="T31">="my-index",</text:span></text:p>
            <text:p xml:id="id693" text:id="id693" text:style-name="P94"><text:span text:style-name="T31"><text:s text:c="4"/></text:span><text:span text:style-name="T31">id="1",</text:span></text:p>
            <text:p xml:id="id694" text:id="id694" text:style-name="P94"><text:span text:style-name="T31"><text:s text:c="4"/></text:span><text:span text:style-name="T25">document</text:span><text:span text:style-name="T31">={</text:span></text:p>
            <text:p xml:id="id696" text:id="id696" text:style-name="P94"><text:span text:style-name="T31"><text:s text:c="8"/></text:span><text:span text:style-name="T31">"my_text": "example text",</text:span></text:p>
            <text:p xml:id="id697" text:id="id697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695" text:id="id695" text:style-name="P94"><text:span text:style-name="T31"><text:s text:c="4"/></text:span><text:span text:style-name="T31">}</text:span></text:p>
            <text:p xml:id="id691" text:id="id691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698" text:id="id698" text:style-name="P94"><text:span text:style-name="T31">response = client.</text:span><text:span text:style-name="T25">index</text:span><text:span text:style-name="T31">(</text:span></text:p>
            <text:p xml:id="id700" text:id="id700" text:style-name="P94"><text:span text:style-name="T31"><text:s text:c="4"/></text:span><text:span text:style-name="T25">index</text:span><text:span text:style-name="T31">="my-index",</text:span></text:p>
            <text:p xml:id="id701" text:id="id701" text:style-name="P94"><text:span text:style-name="T31"><text:s text:c="4"/></text:span><text:span text:style-name="T31">id="2",</text:span></text:p>
            <text:p xml:id="id702" text:id="id702" text:style-name="P94"><text:span text:style-name="T31"><text:s text:c="4"/></text:span><text:span text:style-name="T25">document</text:span><text:span text:style-name="T31">={</text:span></text:p>
            <text:p xml:id="id704" text:id="id704" text:style-name="P94"><text:span text:style-name="T31"><text:s text:c="8"/></text:span><text:span text:style-name="T31">"my_text": "example text 2",</text:span></text:p>
            <text:p xml:id="id705" text:id="id705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03" text:id="id703" text:style-name="P94"><text:span text:style-name="T31"><text:s text:c="4"/></text:span><text:span text:style-name="T31">}</text:span></text:p>
            <text:p xml:id="id699" text:id="id699" text:style-name="P94"><text:span text:style-name="T31">)</text:span></text:p>
          </draw:text-box>
        </draw:frame>
        <draw:custom-shape draw:style-name="gr206" draw:text-style-name="P93" xml:id="id706" draw:id="id706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5AC86048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07" text:id="id707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08" text:id="id708" text:style-name="P43"><text:span text:style-name="T14">Elasticsearch </text:span><text:span text:style-name="T25">does not automatically</text:span><text:span text:style-name="T14"> </text:span><text:span text:style-name="T14">infer the mapping for dense vectors.</text:span></text:p>
              </text:list-item>
              <text:list-item>
                <text:p xml:id="id709" text:id="id709" text:style-name="P43"><text:span text:style-name="T14">It needs to know the </text:span><text:span text:style-name="T25">exact number of </text:span><text:span text:style-name="T25">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10" text:id="id710"><text:span text:style-name="T1">response = es.indices.</text:span><text:span text:style-name="T35">create</text:span><text:span text:style-name="T1">(</text:span></text:p>
            <text:p xml:id="id712" text:id="id712"><text:span text:style-name="T1"><text:s text:c="4"/></text:span><text:span text:style-name="T35">index</text:span><text:span text:style-name="T1">="my_index",</text:span></text:p>
            <text:p xml:id="id713" text:id="id713"><text:span text:style-name="T1"><text:s text:c="4"/></text:span><text:span text:style-name="T35">mappings</text:span><text:span text:style-name="T1">={</text:span></text:p>
            <text:p xml:id="id715" text:id="id715"><text:span text:style-name="T1"><text:s text:c="8"/></text:span><text:span text:style-name="T1">"properties": {</text:span></text:p>
            <text:p xml:id="id717" text:id="id717"><text:span text:style-name="T1"><text:s text:c="12"/></text:span><text:span text:style-name="T1">"</text:span><text:span text:style-name="T35">sides_length</text:span><text:span text:style-name="T1">": {</text:span></text:p>
            <text:p xml:id="id718" text:id="id718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19" text:id="id719"><text:span text:style-name="T1"><text:s text:c="16"/></text:span><text:span text:style-name="T1">"</text:span><text:span text:style-name="T35">dims</text:span><text:span text:style-name="T1">": 4</text:span></text:p>
            <text:p xml:id="id720" text:id="id720"><text:span text:style-name="T1"><text:s text:c="12"/></text:span><text:span text:style-name="T1">},</text:span></text:p>
            <text:p xml:id="id721" text:id="id721"><text:span text:style-name="T1"><text:s text:c="12"/></text:span><text:span text:style-name="T1">"shape": {</text:span></text:p>
            <text:p xml:id="id722" text:id="id722"><text:span text:style-name="T1"><text:s text:c="16"/></text:span><text:span text:style-name="T1">"type": "keyword"</text:span></text:p>
            <text:p xml:id="id723" text:id="id723"><text:span text:style-name="T1"><text:s text:c="12"/></text:span><text:span text:style-name="T1">}</text:span></text:p>
            <text:p xml:id="id716" text:id="id716"><text:span text:style-name="T1"><text:s text:c="8"/></text:span><text:span text:style-name="T1">}</text:span></text:p>
            <text:p xml:id="id714" text:id="id714"><text:span text:style-name="T1"><text:s text:c="4"/></text:span><text:span text:style-name="T1">},</text:span></text:p>
            <text:p xml:id="id711" text:id="id711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18T21:53:34.295728516</dc:date>
    <meta:editing-duration>PT20H49M7S</meta:editing-duration>
    <meta:editing-cycles>149</meta:editing-cycles>
    <meta:generator>LibreOffice/24.2.5.2$Linux_X86_64 LibreOffice_project/420$Build-2</meta:generator>
    <meta:document-statistic meta:object-count="980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